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66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5MM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Pin_Headers:Pin_Header_Straight_1x09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esistorArray</text:p>
          </table:table-cell>
          <table:table-cell office:value-type="string" calcext:value-type="string">
            <text:p>Componentes:ResistorArray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esistorArray</text:p>
          </table:table-cell>
          <table:table-cell office:value-type="string" calcext:value-type="string">
            <text:p>Componentes:ResistorArray</text:p>
          </table:table-cell>
        </table:table-row>
      </table:table>
      <table:named-expressions/>
      <table:database-ranges>
        <table:database-range table:name="__Anonymous_Sheet_DB__0" table:target-range-address="Test.A2:Test.A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1:09:43.3858791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1:42:12.468980946</dc:date>
    <meta:editing-duration>PT42M23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